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.3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3cm" fo:margin-bottom="0cm" fo:text-indent="0cm"/>
    </style:style>
    <style:style style:name="P8" style:family="paragraph">
      <style:text-properties fo:hyphenate="false" loext:hyphenation-no-caps="false"/>
    </style:style>
    <style:style style:name="P9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May I interrupt? Simplest things are hardest?</text:p>
          </draw:text-box>
        </draw:frame>
        <draw:frame draw:style-name="gr1" draw:text-style-name="P2" draw:layer="layout" svg:width="7.62cm" svg:height="2.384cm" svg:x="0.635cm" svg:y="10.16cm">
          <draw:text-box>
            <text:p>Matti Vaittinen</text:p>
            <text:p>ROHM Semiconductors</text:p>
            <text:p>27.09.202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M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Matti Vaittinen</text:p>
                <text:list>
                  <text:list-item>
                    <text:p text:style-name="P1">Oulu, Finland</text:p>
                  </text:list-item>
                  <text:list-item>
                    <text:p text:style-name="P1">ROHM Semiconductors</text:p>
                  </text:list-item>
                  <text:list-item>
                    <text:p text:style-name="P1">Device drivers (mostly)</text:p>
                  </text:list-item>
                  <text:list-item>
                    <text:p text:style-name="P1">Started working with HW related SW at 2005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nterrupt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Device has something to tell to the Processor</text:p>
              </text:list-item>
              <text:list-item>
                <text:p text:style-name="P4">Different types (SW, MSI, GPIO...)</text:p>
                <text:list>
                  <text:list-item>
                    <text:p text:style-name="P5">Focusing on GPIO</text:p>
                  </text:list-item>
                </text:list>
              </text:list-item>
              <text:list-item>
                <text:p><text:span text:style-name="T1">Device changes line state</text:span></text:p>
                <text:list>
                  <text:list-item>
                    <text:p text:style-name="P5"><text:span text:style-name="T2">Level / Edge</text:span></text:p>
                  </text:list-item>
                </text:list>
              </text:list-item>
              <text:list-item>
                <text:p><text:span text:style-name="T1">May have many reasons to do so</text:span></text:p>
                <text:list>
                  <text:list-item>
                    <text:p text:style-name="P5"><text:span text:style-name="T2">CPU reads why</text:span></text:p>
                  </text:list-item>
                </text:list>
              </text:list-item>
              <text:list-item>
                <text:p><text:span text:style-name="T1">CPU “acks” device when event handl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Exampl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Device has new data (sensors, network, ...)</text:p>
              </text:list-item>
              <text:list-item>
                <text:p>Certain time has elapsed (GPS/PPS, RTC/alarm, …)</text:p>
              </text:list-item>
              <text:list-item>
                <text:p>Something went wrong (Serdes lost link, regulator abnormal voltage..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Handling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“HW IRQ context”</text:p>
                <text:list>
                  <text:list-item>
                    <text:p>Sleepless working…</text:p>
                  </text:list-item>
                  <text:list-item>
                    <text:p>Beware locks</text:p>
                    <text:list>
                      <text:list-header>
                        <text:p>… which sleep (mutexes)</text:p>
                        <text:p>… which may deadlock</text:p>
                        <text:p>… spin_lock_irqsave() - but still beware.</text:p>
                      </text:list-header>
                    </text:list>
                  </text:list-item>
                  <text:list-item>
                    <text:p>Short!</text:p>
                    <text:list>
                      <text:list-item>
                        <text:p>Bottom halves in different context (threaded IRQs mostl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evel active IRQ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Device pulls line and keeps until CPU acks</text:p>
                <text:list>
                  <text:list-item>
                    <text:p>CPU enters IRQ handling and stays there as long as line is asserted</text:p>
                  </text:list-item>
                  <text:list-item>
                    <text:p>CPU can disable IRQ also from CPU end</text:p>
                  </text:list-item>
                </text:list>
              </text:list-item>
              <text:list-item>
                <text:p>Device pulls line and keeps until CPU acks</text:p>
                <text:list>
                  <text:list-item>
                    <text:p text:style-name="P7">What about buses where access can sleep?</text:p>
                    <text:list>
                      <text:list-header>
                        <text:p>… thread + IRQF_ONESHOT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ypical IRQ devic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tatus register</text:p>
                <text:list>
                  <text:list-item>
                    <text:p>For different reasons</text:p>
                  </text:list-item>
                </text:list>
              </text:list-item>
              <text:list-item>
                <text:p>Mask register</text:p>
                <text:list>
                  <text:list-item>
                    <text:p text:style-name="P7">To enable/disable individual reasons</text:p>
                  </text:list-item>
                </text:list>
              </text:list-item>
              <text:list-item>
                <text:p>Ack register</text:p>
                <text:list>
                  <text:list-item>
                    <text:p text:style-name="P7">To inform device which IRQs are handled and allow device to restore li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Kuva rekistereistä tän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ypical mistak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3">
              <text:list-item>
                <text:p text:style-name="P8">Level IRQ configured to edge.</text:p>
              </text:list-item>
              <text:list-item>
                <text:p text:style-name="P8">Device pulls line<text:tab/>=&gt; CPU detects edge – Ok</text:p>
              </text:list-item>
              <text:list-item>
                <text:p text:style-name="P8">CPU reads reasons - Ok</text:p>
              </text:list-item>
              <text:list-item>
                <text:p text:style-name="P8">CPU acks - Ok</text:p>
              </text:list-item>
              <text:list-item>
                <text:p text:style-name="P8">Device restores line – Ok</text:p>
              </text:list-item>
            </text:list>
            <text:list text:style-name="L2">
              <text:list-header>
                <text:p>Except… What if new IRQ is generated by device between 3 and 4?</text:p>
                <text:p>=&gt; Device never restores line =&gt; no more edges seen.</text:p>
                <text:p>(Additional timers...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sign issues I’ve seen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Device has two IRQ pins. Status/Mask bits for both in same register.</text:p>
              </text:list-item>
              <text:list-item>
                <text:p>All IRQs acked by writing single bit / reading a reg</text:p>
              </text:list-item>
              <text:list-item>
                <text:p>Large amount of IRQ registers in device connected to slow bus</text:p>
              </text:list-item>
              <text:list-item>
                <text:p>Expect IRQs to be handled immediately</text:p>
                <text:list>
                  <text:list-header>
                    <text:p>(story about timestamp latching / SWBCN - no full story)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Tackling issue w/ large amount of reg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Often handled using IRQ controller</text:p>
                <text:list>
                  <text:list-item>
                    <text:p>Regmap IRQ is often your help :) (not if shotgun design)</text:p>
                  </text:list-item>
                </text:list>
              </text:list-item>
              <text:list-item>
                <text:p>Hierarchical registers</text:p>
                <text:list>
                  <text:list-item>
                    <text:p>“Main register(s)” which flags status registers with active IRQs.</text:p>
                  </text:list-item>
                  <text:list-item>
                    <text:p>Main register does not necessarily need ack</text:p>
                  </text:list-item>
                  <text:list-item>
                    <text:p>Main register bit is cleared when all active IRQs in sub register are acked</text:p>
                  </text:list-item>
                  <text:list-item>
                    <text:p>Supported by regmap-IRQ*</text:p>
                    <text:p>*when main status is not ack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bugging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9">/proc/interrupts</text:p>
              </text:list-item>
              <text:list-item>
                <text:p>ftrace, irqsoff – tracer</text:p>
              </text:list-item>
              <text:list-item>
                <text:p>Oscilloscope</text:p>
              </text:list-item>
              <text:list-item>
                <text:p>Nobody cared…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 word about shared IRQ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 presentation:user-transformed="true">
          <draw:text-box/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Often SW implements an irq-chip + device driver using it</text:p>
              </text:list-item>
              <text:list-item>
                <text:p>Irqchip handles status/mask/ack and provides “chained IRQs” for devices</text:p>
              </text:list-item>
              <text:list-item>
                <text:p>Use IRQ_NONE when applicable! It will save your day :)</text:p>
                <text:list>
                  <text:list-item>
                    <text:p>Sometimes device driver handles acks/masks w/o IRQ-chi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how Me The Cod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9"><text:span text:style-name="T1">request_threaded_irq() / devm_</text:span>request_threaded_irq()</text:p>
                <text:list>
                  <text:list-item>
                    <text:p>Beware freeing resources prior releasing IRQ</text:p>
                  </text:list-item>
                </text:list>
              </text:list-item>
              <text:list-item>
                <text:p>free_irq()</text:p>
                <text:p/>
                <text:p>Rarely needed by drivers:</text:p>
                <text:list>
                  <text:list-item>
                    <text:p><text:span text:style-name="T1">disable_irq() / disable</text:span>_irq_nosync()</text:p>
                    <text:list>
                      <text:list-item>
                        <text:p>Do not deadlock</text:p>
                      </text:list-item>
                    </text:list>
                  </text:list-item>
                  <text:list-item>
                    <text:p><text:span text:style-name="T1">enable_irq(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Irqchip code / regmap_irq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7T21:23:56.033135537</meta:creation-date>
    <meta:editing-duration>PT1H14M40S</meta:editing-duration>
    <meta:editing-cycles>38</meta:editing-cycles>
    <meta:generator>LibreOffice/7.3.4.2$Linux_X86_64 LibreOffice_project/30$Build-2</meta:generator>
    <dc:title>Blue Curve</dc:title>
    <dc:date>2022-09-27T22:50:30.490646477</dc:date>
    <meta:document-statistic meta:object-count="99"/>
    <meta:template xlink:type="simple" xlink:actuate="onRequest" xlink:title="Blue Curve" xlink:href="../../../usr/lib64/libreoffice/share/template/common/presnt/Blue_Curve.otp" meta:date="2022-09-27T21:23:55.349479708"/>
  </office:meta>
</office:document-meta>
</file>